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812d" officeooo:paragraph-rsid="0003812d"/>
    </style:style>
    <style:style style:name="P2" style:family="paragraph" style:parent-style-name="Standard">
      <style:text-properties officeooo:rsid="0003812d" officeooo:paragraph-rsid="00051872"/>
    </style:style>
    <style:style style:name="P3" style:family="paragraph" style:parent-style-name="Standard">
      <style:text-properties officeooo:rsid="0003812d" officeooo:paragraph-rsid="0005a25c"/>
    </style:style>
    <style:style style:name="P4" style:family="paragraph" style:parent-style-name="Standard">
      <style:text-properties officeooo:rsid="0003812d" officeooo:paragraph-rsid="0007081d"/>
    </style:style>
    <style:style style:name="P5" style:family="paragraph" style:parent-style-name="Standard">
      <style:text-properties officeooo:rsid="0003812d" officeooo:paragraph-rsid="00072217"/>
    </style:style>
    <style:style style:name="P6" style:family="paragraph" style:parent-style-name="Standard">
      <style:text-properties officeooo:rsid="0007081d" officeooo:paragraph-rsid="0007081d"/>
    </style:style>
    <style:style style:name="P7" style:family="paragraph" style:parent-style-name="Standard">
      <style:text-properties officeooo:rsid="00072217" officeooo:paragraph-rsid="00072217"/>
    </style:style>
    <style:style style:name="P8" style:family="paragraph" style:parent-style-name="Standard">
      <style:text-properties officeooo:rsid="000aa53a" officeooo:paragraph-rsid="000aa53a"/>
    </style:style>
    <style:style style:name="T1" style:family="text">
      <style:text-properties officeooo:rsid="00051872"/>
    </style:style>
    <style:style style:name="T2" style:family="text">
      <style:text-properties officeooo:rsid="0005a25c"/>
    </style:style>
    <style:style style:name="T3" style:family="text">
      <style:text-properties officeooo:rsid="0007081d"/>
    </style:style>
    <style:style style:name="T4" style:family="text">
      <style:text-properties officeooo:rsid="000722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jeu est lancé dans une fenêtre Pygame en récupérant les positions dans le modèle conf.txt.</text:p>
      <text:p text:style-name="P1">Les images correspondant à chaque position sont alors chargée. Les composants de la seringue ne se trouvant pas dans le modèle sont placés aléatoirement.</text:p>
      <text:p text:style-name="P1"/>
      <text:p text:style-name="P2">Les déplacements sont gérés par détection d’événements sur le clavier. <text:span text:style-name="T1">Lorsque McGyver se déplace on remplace la case qu’il quitte par un dessin de sol vide et celle où il arrive par une case contenant McGyver.</text:span></text:p>
      <text:p text:style-name="P2"/>
      <text:p text:style-name="P2"><text:span text:style-name="T1">Les chemins vers les images sont enregistrées dans un fichier de constantes.</text:span></text:p>
      <text:p text:style-name="P2"/>
      <text:p text:style-name="P3"><text:span text:style-name="T1">L’objet gardien possède une méthode qui fait perdre McGyver si ce dernier le rencontre sans seringue.</text:span></text:p>
      <text:p text:style-name="P3"/>
      <text:p text:style-name="P3"><text:span text:style-name="T2">L’objet joueur possède une méthode neutralize qui permet d’être ignoré par le boss (en fait ce sont les critères de défaite qui une fois ignorés permettent de rencontrer le boss sans danger). Concrètement cela permet notamment de marcher sur la case du gardien.</text:span></text:p>
      <text:p text:style-name="P3"/>
      <text:p text:style-name="P4"><text:span text:style-name="T2">Le modèle possède une case Exit (case de sortie gagnante). Si cette case est atteinte le joueur gagne,</text:span></text:p>
      <text:p text:style-name="P4"/>
      <text:p text:style-name="P4"><text:span text:style-name="T3">On perd si on rencontre le boss sans seringue autrement dit sans avoir la somme des trois objets ramassés. A chaque fois qu’on <text:s/>marche sur une case d’objet un compteur est incrémenté de 1. Quand le compte atteint 3 on peut marcher sur les cases menacées par le gardien y compris la sienne sans perdre.</text:span></text:p>
      <text:p text:style-name="P4"/>
      <text:p text:style-name="P4"><text:span text:style-name="T3">Les composants de seringue sont répartis de manière aléatoire.</text:span></text:p>
      <text:p text:style-name="P4"/>
      <text:p text:style-name="P4"/>
      <text:p text:style-name="P8">Ordre de développement des composants du jeu.</text:p>
      <text:p text:style-name="P4"/>
      <text:p text:style-name="P5"><text:span text:style-name="T3">1)Modele</text:span></text:p>
      <text:p text:style-name="P7">2)Constantes</text:p>
      <text:p text:style-name="P5"><text:span text:style-name="T4">3)Labyrinthe</text:span></text:p>
      <text:p text:style-name="P4"><text:span text:style-name="T4">4) Items et compte</text:span></text:p>
      <text:p text:style-name="P6"><text:span text:style-name="T4">5</text:span>) Characters</text:p>
      <text:p text:style-name="P4"><text:span text:style-name="T4">6) Boss</text:span></text:p>
      <text:p text:style-name="P5"><text:span text:style-name="T4">7) McGyver</text:span></text:p>
      <text:p text:style-name="P5"><text:span text:style-name="T4">8)Neutralize et lose </text:span></text:p>
      <text:p text:style-name="P5"><text:span text:style-name="T4">9) Affichage du compteur</text:span></text:p>
      <text:p text:style-name="P5"><text:span text:style-name="T4">10) Pipenv</text:span></text:p>
      <text:p text:style-name="P5"><text:span text:style-name="T4">11)PEP8 <text:s text:c="2"/></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21:55:47.100000000</meta:creation-date>
    <dc:date>2019-12-10T00:59:11.613000000</dc:date>
    <meta:editing-duration>PT42M22S</meta:editing-duration>
    <meta:editing-cycles>4</meta:editing-cycles>
    <meta:generator>LibreOffice/6.2.4.2$Windows_X86_64 LibreOffice_project/2412653d852ce75f65fbfa83fb7e7b669a126d64</meta:generator>
    <meta:document-statistic meta:table-count="0" meta:image-count="0" meta:object-count="0" meta:page-count="1" meta:paragraph-count="21" meta:word-count="259" meta:character-count="1551" meta:non-whitespace-character-count="1306"/>
  </office:meta>
</office:document-meta>
</file>